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3">
      <style:graphic-properties draw:stroke="solid" svg:stroke-width="0.026cm" svg:stroke-color="#000000" draw:stroke-linejoin="round" draw:fill="gradient" draw:fill-gradient-name="Gradient_20_2" draw:textarea-vertical-align="top" draw:auto-grow-height="false" draw:fit-to-size="false" style:shrink-to-fit="false" fo:min-height="6.544cm" fo:min-width="24.122cm" fo:padding-top="0.169cm" fo:padding-bottom="0.169cm" fo:padding-left="0.339cm" fo:padding-right="0.339cm" fo:wrap-option="wrap"/>
    </style:style>
    <style:style style:name="gr3" style:family="graphic" style:parent-style-name="standard">
      <style:graphic-properties draw:stroke="solid" svg:stroke-width="0cm" svg:stroke-color="#5b9bd5" draw:fill="gradient" draw:fill-gradient-name="Gradient_20_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000000" draw:fill="gradient" draw:fill-gradient-name="Gradient_20_4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000000" draw:fill="gradient" draw:fill-gradient-name="Gradient_20_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4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48cm" text:min-label-width="1.64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Box 1" draw:style-name="gr1" draw:text-style-name="P2" draw:layer="layout" svg:width="28.918cm" svg:height="1.775cm" svg:x="1.626cm" svg:y="0.175cm">
          <text:p text:style-name="P1"><text:span text:style-name="T1">H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2" draw:layer="layout" svg:width="27.763cm" svg:height="2.79cm" svg:x="2.623cm" svg:y="1.971cm">
          <text:list text:style-name="L2">
            <text:list-item>
              <text:p text:style-name="P1"><text:span text:style-name="T2">Hokum is a tiny language, defined by the Grammar below. <text:s/>Write a Recursive-Descent Recognizer, in C, for Hokum. <text:s/>Write the entire program into one file, called </text:span><text:span text:style-name="T3">main.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2" draw:text-style-name="P3" draw:layer="layout" svg:width="24.799cm" svg:height="6.881cm" svg:x="4.157cm" svg:y="5.556cm">
          <text:list text:style-name="L3">
            <text:list-item>
              <text:p text:style-name="P1"><text:span text:style-name="T4">Prog <text:s/>=&gt; Stm ; Prog | Stm <text:s text:c="5"/>// Program</text:span></text:p>
            </text:list-item>
            <text:list-item>
              <text:p text:style-name="P1"><text:span text:style-name="T4">Stm <text:s text:c="2"/>=&gt; Asg | If <text:s text:c="13"/>// Statement</text:span></text:p>
            </text:list-item>
            <text:list-item>
              <text:p text:style-name="P1"><text:span text:style-name="T4">Asg <text:s text:c="2"/>=&gt; Var = Exp <text:s text:c="12"/>// Assignment</text:span></text:p>
            </text:list-item>
            <text:list-item>
              <text:p text:style-name="P1"><text:span text:style-name="T4">If <text:s text:c="3"/>=&gt; if Exp then Asg <text:s text:c="6"/>// If</text:span></text:p>
            </text:list-item>
            <text:list-item>
              <text:p text:style-name="P1"><text:span text:style-name="T4">VorC <text:s/>=&gt; Var | Const <text:s text:c="10"/>// Variable or Constant</text:span></text:p>
            </text:list-item>
            <text:list-item>
              <text:p text:style-name="P1"><text:span text:style-name="T4">Exp <text:s text:c="2"/>=&gt; VorC | VorC + VorC <text:s text:c="3"/>// Expression</text:span></text:p>
            </text:list-item>
            <text:list-item>
              <text:p text:style-name="P1"><text:span text:style-name="T4">Var <text:s text:c="2"/>=&gt; [a-z] <text:s text:c="16"/>// Variable</text:span></text:p>
            </text:list-item>
            <text:list-item>
              <text:p text:style-name="P1"><text:span text:style-name="T4">Const =&gt; [0-9] <text:s text:c="16"/>// Const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4" draw:layer="layout" svg:width="30.89cm" svg:height="1.943cm" svg:x="1.06cm" svg:y="13.813cm">
          <text:p text:style-name="P1"><text:span text:style-name="T2">Use the following, valid Hokum program, to guide your answer: <text:s/></text:span><text:span text:style-name="T3">a = 3; b = a + a; if a then x = a +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1" draw:text-style-name="P6" draw:layer="layout" svg:width="11.429cm" svg:height="1.013cm" svg:x="11.218cm" svg:y="17.657cm" presentation:class="footer" presentation:user-transformed="true">
          <draw:text-box>
            <text:p text:style-name="P5"><text:span text:style-name="T5">H04</text:span></text:p>
          </draw:text-box>
        </draw:frame>
        <draw:frame draw:name="Slide Number Placeholder 7" presentation:style-name="pr1" draw:text-style-name="P6" draw:layer="layout" svg:width="7.619cm" svg:height="1.013cm" svg:x="23.918cm" svg:y="17.657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">
        <draw:custom-shape draw:name="TextBox 1" draw:style-name="gr1" draw:text-style-name="P2" draw:layer="layout" svg:width="28.918cm" svg:height="1.775cm" svg:x="1.626cm" svg:y="0.175cm">
          <text:p text:style-name="P1"><text:span text:style-name="T1">H04 – Hints,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9" draw:layer="layout" svg:width="30.993cm" svg:height="1.773cm" svg:x="1.626cm" svg:y="4.02cm">
          <text:p text:style-name="P1"><text:span text:style-name="T6">typedef enum { TOKVAR = 1, TOKEQ, TOKCONST, TOKSEMI, TOKADD, TOKIF, TOKTHEN } TokKind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17.845cm" svg:height="1.098cm" svg:x="2.623cm" svg:y="2.549cm">
          <text:p text:style-name="P1"><text:span text:style-name="T2">Use the following enum for Token kind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9" draw:layer="layout" svg:width="27.268cm" svg:height="1.773cm" svg:x="2.623cm" svg:y="8.878cm">
          <text:p text:style-name="P1"><text:span text:style-name="T6">char prog[] = "a = 3; b = a + a; if a then x = a + 5"; <text:s text:c="5"/>// not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" draw:text-style-name="P2" draw:layer="layout" svg:width="25.48cm" svg:height="1.098cm" svg:x="2.623cm" svg:y="7.699cm">
          <text:p text:style-name="P1"><text:span text:style-name="T2">Here is the Hokum program your Recognizer should work 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9" draw:layer="layout" svg:width="27.268cm" svg:height="7.107cm" svg:x="2.623cm" svg:y="12.698cm">
          <text:p text:style-name="P1"><text:span text:style-name="T6">TokKind toks[] =</text:span></text:p>
          <text:p text:style-name="P1"><text:span text:style-name="T6"><text:s text:c="2"/></text:span><text:span text:style-name="T6">{ TOKVAR, TOKEQ, <text:s/>TOKCONST, <text:s/>TOKSEMI, <text:s text:c="20"/>// a = 3;</text:span></text:p>
          <text:p text:style-name="P1"><text:span text:style-name="T6"><text:s text:c="4"/></text:span><text:span text:style-name="T6">TOKVAR, TOKEQ, <text:s/>TOKVAR, <text:s text:c="3"/>TOKADD, <text:s/>TOKVAR, <text:s text:c="2"/>TOKSEMI, <text:s/>// b = a + a;</text:span></text:p>
          <text:p text:style-name="P1"><text:span text:style-name="T6"><text:s text:c="4"/></text:span><text:span text:style-name="T6">TOKIF, <text:s/>TOKVAR, TOKTHEN, <text:s text:c="31"/>// if a then</text:span></text:p>
          <text:p text:style-name="P1"><text:span text:style-name="T6"><text:s text:c="4"/></text:span><text:span text:style-name="T6">TOKVAR, TOKEQ, <text:s/>TOKVAR, <text:s text:c="3"/>TOKADD, <text:s/>TOKCONST, TOKSEMI <text:s text:c="2"/>// x = a + 5;</text:span></text:p>
          <text:p text:style-name="P1"><text:span text:style-name="T6"><text:s text:c="2"/></text:span><text:span text:style-name="T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10" draw:layer="layout" svg:width="27.857cm" svg:height="1.098cm" svg:x="2.623cm" svg:y="11.465cm">
          <text:p text:style-name="P1"><text:span text:style-name="T2">No need to write a Lexer. <text:s/>Just tokenize in your head. <text:s/>Here is the resul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2" presentation:style-name="pr1" draw:text-style-name="P6" draw:layer="layout" svg:width="11.429cm" svg:height="1.013cm" svg:x="11.218cm" svg:y="17.657cm" presentation:class="footer" presentation:user-transformed="true">
          <draw:text-box>
            <text:p text:style-name="P5"><text:span text:style-name="T5">H04</text:span></text:p>
          </draw:text-box>
        </draw:frame>
        <draw:frame draw:name="Slide Number Placeholder 13" presentation:style-name="pr1" draw:text-style-name="P6" draw:layer="layout" svg:width="7.619cm" svg:height="1.013cm" svg:x="23.918cm" svg:y="17.657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lank">
        <draw:custom-shape draw:name="TextBox 1" draw:style-name="gr1" draw:text-style-name="P2" draw:layer="layout" svg:width="28.918cm" svg:height="1.775cm" svg:x="1.626cm" svg:y="0.175cm">
          <text:p text:style-name="P1"><text:span text:style-name="T1">H04 – Hints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27.268cm" svg:height="1.098cm" svg:x="2.623cm" svg:y="2.925cm">
          <text:p text:style-name="P1"><text:span text:style-name="T2">Make </text:span><text:span text:style-name="T3">toks[] </text:span><text:span text:style-name="T2">global. <text:s/>And define two more global variables as follow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9" draw:layer="layout" svg:width="27.268cm" svg:height="1.775cm" svg:x="2.623cm" svg:y="4.036cm">
          <text:p text:style-name="P1"><text:span text:style-name="T6">int tokNum <text:s text:c="2"/>= 0; <text:s text:c="4"/>// current Token number within toks</text:span></text:p>
          <text:p text:style-name="P1"><text:span text:style-name="T6">int hiTokNum = 17; <text:s text:c="3"/>// highest Token number within to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" draw:text-style-name="P2" draw:layer="layout" svg:width="27.268cm" svg:height="2.79cm" svg:x="2.623cm" svg:y="6.589cm">
          <text:p text:style-name="P1"><text:span text:style-name="T2">Global variables are “A Bad Thing”. <text:s/>But this class is about how Compilers work, rather than <text:s/>good Software Engineering. <text:s/>For this program, globals avoid us having to use C poin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9" draw:layer="layout" svg:width="27.268cm" svg:height="7.109cm" svg:x="2.623cm" svg:y="11.206cm">
          <text:p text:style-name="P1"><text:span text:style-name="T6">void mustbe(TokKind k) {</text:span></text:p>
          <text:p text:style-name="P1"><text:span text:style-name="T6"><text:s text:c="2"/></text:span><text:span text:style-name="T6">TokKind t = toks[tokNum];</text:span></text:p>
          <text:p text:style-name="P1"><text:span text:style-name="T6"><text:s text:c="2"/></text:span><text:span text:style-name="T6">if (t == k) {</text:span></text:p>
          <text:p text:style-name="P1"><text:span text:style-name="T6"><text:s text:c="4"/></text:span><text:span text:style-name="T6">++tokNum;</text:span></text:p>
          <text:p text:style-name="P1"><text:span text:style-name="T6"><text:s text:c="2"/></text:span><text:span text:style-name="T6">} else {</text:span></text:p>
          <text:p text:style-name="P1"><text:span text:style-name="T6"><text:s text:c="4"/></text:span><text:span text:style-name="T6">printf("Error: want %d, but found %d \n", k, t);</text:span></text:p>
          <text:p text:style-name="P1"><text:span text:style-name="T6"><text:s text:c="4"/></text:span><text:span text:style-name="T6">pause();</text:span></text:p>
          <text:p text:style-name="P1"><text:span text:style-name="T6"><text:s text:c="2"/></text:span><text:span text:style-name="T6">}</text:span></text:p>
          <text:p text:style-name="P1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7.268cm" svg:height="1.098cm" svg:x="2.451cm" svg:y="10.095cm">
          <text:p text:style-name="P1"><text:span text:style-name="T2">Use </text:span><text:span text:style-name="T3">mustbe</text:span><text:span text:style-name="T2"> as follow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1" draw:text-style-name="P6" draw:layer="layout" svg:width="11.429cm" svg:height="1.013cm" svg:x="11.218cm" svg:y="17.657cm" presentation:class="footer" presentation:user-transformed="true">
          <draw:text-box>
            <text:p text:style-name="P5"><text:span text:style-name="T5">H04</text:span></text:p>
          </draw:text-box>
        </draw:frame>
        <draw:frame draw:name="Slide Number Placeholder 3" presentation:style-name="pr1" draw:text-style-name="P6" draw:layer="layout" svg:width="7.619cm" svg:height="1.013cm" svg:x="23.918cm" svg:y="17.657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lank">
        <draw:custom-shape draw:name="TextBox 1" draw:style-name="gr1" draw:text-style-name="P2" draw:layer="layout" svg:width="28.918cm" svg:height="1.775cm" svg:x="1.626cm" svg:y="0.175cm">
          <text:p text:style-name="P1"><text:span text:style-name="T1">H04 – Hints,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27.268cm" svg:height="1.098cm" svg:x="2.623cm" svg:y="2.925cm">
          <text:p text:style-name="P1"><text:span text:style-name="T2">You should write the following Recognizer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9" draw:layer="layout" svg:width="18.966cm" svg:height="7.109cm" svg:x="2.623cm" svg:y="4.036cm">
          <text:p text:style-name="P1"><text:span text:style-name="T6">int main();</text:span></text:p>
          <text:p text:style-name="P1"><text:span text:style-name="T6">void mustbe(TokKind k);</text:span></text:p>
          <text:p text:style-name="P1"><text:span text:style-name="T6">void pause();</text:span></text:p>
          <text:p text:style-name="P1"><text:span text:style-name="T6">void rexAsg();</text:span></text:p>
          <text:p text:style-name="P1"><text:span text:style-name="T6">void rexExp();</text:span></text:p>
          <text:p text:style-name="P1"><text:span text:style-name="T6">void rexIf();</text:span></text:p>
          <text:p text:style-name="P1"><text:span text:style-name="T6">void rexProg();</text:span></text:p>
          <text:p text:style-name="P1"><text:span text:style-name="T6">void rexStm();</text:span></text:p>
          <text:p text:style-name="P1"><text:span text:style-name="T6">void rexVorC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" draw:text-style-name="P2" draw:layer="layout" svg:width="18.966cm" svg:height="1.098cm" svg:x="2.623cm" svg:y="11.885cm">
          <text:p text:style-name="P1"><text:span text:style-name="T2">Here is a suitable main func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9" draw:layer="layout" svg:width="18.966cm" svg:height="4.061cm" svg:x="2.623cm" svg:y="12.997cm">
          <text:p text:style-name="P1"><text:span text:style-name="T6">int main() {</text:span></text:p>
          <text:p text:style-name="P1"><text:span text:style-name="T6"><text:s text:c="2"/></text:span><text:span text:style-name="T6">rexProg();</text:span></text:p>
          <text:p text:style-name="P1"><text:span text:style-name="T6"><text:s text:c="2"/></text:span><text:span text:style-name="T6">printf("Success! Hokum program is valid \n");</text:span></text:p>
          <text:p text:style-name="P1"><text:span text:style-name="T6"><text:s text:c="2"/></text:span><text:span text:style-name="T6">pause();</text:span></text:p>
          <text:p text:style-name="P1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1" draw:text-style-name="P6" draw:layer="layout" svg:width="11.429cm" svg:height="1.013cm" svg:x="11.218cm" svg:y="17.657cm" presentation:class="footer" presentation:user-transformed="true">
          <draw:text-box>
            <text:p text:style-name="P5"><text:span text:style-name="T5">H04</text:span></text:p>
          </draw:text-box>
        </draw:frame>
        <draw:frame draw:name="Slide Number Placeholder 3" presentation:style-name="pr1" draw:text-style-name="P6" draw:layer="layout" svg:width="7.619cm" svg:height="1.013cm" svg:x="23.918cm" svg:y="17.657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Blank">
        <draw:custom-shape draw:name="TextBox 1" draw:style-name="gr1" draw:text-style-name="P2" draw:layer="layout" svg:width="28.918cm" svg:height="1.775cm" svg:x="1.626cm" svg:y="0.175cm">
          <text:p text:style-name="P1"><text:span text:style-name="T1">H04 – What to 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27.268cm" svg:height="6.18cm" svg:x="2.623cm" svg:y="2.925cm">
          <text:p text:style-name="P1"><text:span text:style-name="T2">The entire Recognizer for Hokum will take about 125 lines of code. <text:s/>And the previous slides have already provided about 30 of them.</text:span></text:p>
          <text:p text:style-name="P1"><text:span text:style-name="T2"/></text:p>
          <text:p text:style-name="P1"><text:span text:style-name="T2">Write the entire Recognizer in one file, called </text:span><text:span text:style-name="T3">main.c</text:span></text:p>
          <text:p text:style-name="P1"><text:span text:style-name="T3"/></text:p>
          <text:p text:style-name="P1"><text:span text:style-name="T2">Try to make your Recognizer work on the little Hokum test program; it’s legal, and your Recognizer should report succes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1" draw:text-style-name="P6" draw:layer="layout" svg:width="11.429cm" svg:height="1.013cm" svg:x="11.218cm" svg:y="17.657cm" presentation:class="footer" presentation:user-transformed="true">
          <draw:text-box>
            <text:p text:style-name="P5"><text:span text:style-name="T5">H04</text:span></text:p>
          </draw:text-box>
        </draw:frame>
        <draw:frame draw:name="Slide Number Placeholder 3" presentation:style-name="pr1" draw:text-style-name="P6" draw:layer="layout" svg:width="7.619cm" svg:height="1.013cm" svg:x="23.918cm" svg:y="17.657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custom-shape draw:name="TextBox 9" draw:style-name="gr6" draw:text-style-name="P4" draw:layer="layout" svg:width="27.268cm" svg:height="1.098cm" svg:x="2.623cm" svg:y="12.855cm">
          <text:p text:style-name="P1"><text:span text:style-name="T2">Upload your </text:span><text:span text:style-name="T3">main.c</text:span><text:span text:style-name="T2"> to Canv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Blank">
        <draw:custom-shape draw:name="TextBox 1" draw:style-name="gr1" draw:text-style-name="P2" draw:layer="layout" svg:width="28.918cm" svg:height="1.775cm" svg:x="1.626cm" svg:y="1.073cm">
          <text:p text:style-name="P1"><text:span text:style-name="T1">H04 – Extra Challe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27.268cm" svg:height="10.413cm" svg:x="2.788cm" svg:y="6.266cm">
          <text:p text:style-name="P1"><text:span text:style-name="T2">If </text:span><text:span text:style-name="T3">mustbe</text:span><text:span text:style-name="T2"> finds an error, it will report something like:</text:span></text:p>
          <text:p text:style-name="P1"><text:span text:style-name="T2"/></text:p>
          <text:p text:style-name="P1"><text:span text:style-name="T2"><text:tab/></text:span><text:span text:style-name="T2">Error: want 7, but found 1</text:span></text:p>
          <text:p text:style-name="P1"><text:span text:style-name="T2"/></text:p>
          <text:p text:style-name="P1"><text:span text:style-name="T2">Add a function: </text:span><text:span text:style-name="T3">char* tokToStr(TokKind k)</text:span><text:span text:style-name="T2"> that converts a TokKind into its equivalent name. <text:s/>Use it to report errors. <text:s/>So the above error would become:</text:span></text:p>
          <text:p text:style-name="P1"><text:span text:style-name="T2"/></text:p>
          <text:p text:style-name="P1"><text:span text:style-name="T2"><text:tab/></text:span><text:span text:style-name="T2">Error: want TOKTHEN, but found TOKVAR</text:span></text:p>
          <text:p text:style-name="P1"><text:span text:style-name="T2"/></text:p>
          <text:p text:style-name="P1"><text:span text:style-name="T2">Include that function, and its use, into </text:span><text:span text:style-name="T3">main.c</text:span><text:span text:style-name="T2"> (but only after you get the Recognizer work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1" draw:text-style-name="P6" draw:layer="layout" svg:width="11.429cm" svg:height="1.013cm" svg:x="11.218cm" svg:y="17.657cm" presentation:class="footer" presentation:user-transformed="true">
          <draw:text-box>
            <text:p text:style-name="P5"><text:span text:style-name="T5">H04</text:span></text:p>
          </draw:text-box>
        </draw:frame>
        <draw:frame draw:name="Slide Number Placeholder 3" presentation:style-name="pr1" draw:text-style-name="P6" draw:layer="layout" svg:width="7.619cm" svg:height="1.013cm" svg:x="23.918cm" svg:y="17.657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7fafd" draw:end-color="#b5d2ec" draw:start-intensity="100%" draw:end-intensity="100%" draw:angle="0" draw:border="0%"/>
    <draw:gradient draw:name="Gradient_20_3" draw:display-name="Gradient 3" draw:style="linear" draw:start-color="#fffcf2" draw:end-color="#ffe38c" draw:start-intensity="100%" draw:end-intensity="100%" draw:angle="0" draw:border="0%"/>
    <draw:gradient draw:name="Gradient_20_4" draw:display-name="Gradient 4" draw:style="linear" draw:start-color="#f6f8fc" draw:end-color="#abc0e4" draw:start-intensity="100%" draw:end-intensity="100%" draw:angle="0" draw:border="0%"/>
    <draw:gradient draw:name="msFillGradient_20_1" draw:display-name="msFillGradient 1" draw:style="linear" draw:start-color="#f8fbf6" draw:end-color="#bedcaa" draw:start-intensity="100%" draw:end-intensity="100%" draw:angle="0" draw:border="0%"/>
    <draw:gradient draw:name="msFillGradient_20_2" draw:display-name="msFillGradient 2" draw:style="linear" draw:start-color="#f8fbf6" draw:end-color="#bedcaa" draw:start-intensity="100%" draw:end-intensity="100%" draw:angle="0" draw:border="0%"/>
    <draw:gradient draw:name="msFillGradient_20_3" draw:display-name="msFillGradient 3" draw:style="linear" draw:start-color="#f8fbf6" draw:end-color="#bedcaa" draw:start-intensity="100%" draw:end-intensity="100%" draw:angle="0" draw:border="0%"/>
    <draw:gradient draw:name="msFillGradient_20_4" draw:display-name="msFillGradient 4" draw:style="linear" draw:start-color="#f8fbf6" draw:end-color="#bedcaa" draw:start-intensity="100%" draw:end-intensity="100%" draw:angle="0" draw:border="0%"/>
    <draw:gradient draw:name="msFillGradient_20_5" draw:display-name="msFillGradient 5" draw:style="linear" draw:start-color="#f8fbf6" draw:end-color="#bedcaa" draw:start-intensity="100%" draw:end-intensity="100%" draw:angle="0" draw:border="0%"/>
    <draw:gradient draw:name="msFillGradient_20_6" draw:display-name="msFillGradient 6" draw:style="linear" draw:start-color="#f8fbf6" draw:end-color="#bedca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4" text:date-value="2020-01-30">01/30/2020</text:date></text:span></text:p>
        </draw:text-box>
      </draw:frame>
      <draw:frame draw:name="Footer Placehold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H04</text:span></text:p>
        </draw:text-box>
      </draw:frame>
      <draw:frame draw:name="Slide Number Placehold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im Hogg</meta:initial-creator>
    <meta:editing-cycles>27</meta:editing-cycles>
    <meta:creation-date>2019-06-21T16:45:36</meta:creation-date>
    <dc:date>2020-01-30T16:28:55.540112620</dc:date>
    <meta:editing-duration>PT6H46M4S</meta:editing-duration>
    <meta:generator>LibreOffice/6.0.7.3$Linux_X86_64 LibreOffice_project/00m0$Build-3</meta:generator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